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4000000A95AD2F118B3FC50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0f6d21"/>
    </style:style>
    <style:style style:name="T2" style:family="text">
      <style:text-properties officeooo:rsid="000fac5e"/>
    </style:style>
    <style:style style:name="T3" style:family="text">
      <style:text-properties officeooo:rsid="001366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3799in" svg:height="2.3854in" draw:z-index="0"><draw:image xlink:href="Pictures/10000201000002A4000000A95AD2F118B3FC50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2:50.403000000</dc:date>
    <meta:editing-duration>PT9M15S</meta:editing-duration>
    <meta:editing-cycles>6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